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man" svg:font-family="'Times new Rom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man" fo:font-size="14pt" officeooo:rsid="00110ec0" officeooo:paragraph-rsid="00110ec0" style:font-size-asian="12.25pt" style:font-size-complex="14pt"/>
    </style:style>
    <style:style style:name="P2" style:family="paragraph" style:parent-style-name="Standard">
      <style:text-properties officeooo:paragraph-rsid="00114ae5"/>
    </style:style>
    <style:style style:name="P3" style:family="paragraph" style:parent-style-name="Standard">
      <style:text-properties officeooo:rsid="0011d116" officeooo:paragraph-rsid="0011d116"/>
    </style:style>
    <style:style style:name="T1" style:family="text">
      <style:text-properties officeooo:rsid="00114ae5"/>
    </style:style>
    <style:style style:name="T2" style:family="text">
      <style:text-properties fo:font-weight="bold"/>
    </style:style>
    <style:style style:name="T3" style:family="text">
      <style:text-properties style:font-name="Times new Romman" fo:font-size="14pt" style:font-size-asian="12.25pt" style:font-size-complex="14pt"/>
    </style:style>
    <style:style style:name="T4" style:family="text">
      <style:text-properties style:font-name="Times new Romman" fo:font-size="14pt" officeooo:rsid="00114ae5" style:font-size-asian="12.25pt" style:font-size-complex="14pt"/>
    </style:style>
    <style:style style:name="T5" style:family="text">
      <style:text-properties style:font-name="Times new Romman" fo:font-size="14pt" officeooo:rsid="0011d116" style:font-size-asian="12.25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лг задача6</text:p>
      <text:p text:style-name="P1"><text:s/>|дано: <text:span text:style-name="T1">n</text:span> = 64, <text:span text:style-name="T1">q</text:span> = 2 <text:span text:style-name="T1">b1 =1</text:span>; <text:s text:c="3"/></text:p>
      <text:p text:style-name="P1"><text:s/>|надо: <text:s/><text:span text:style-name="T1">найти bn-?</text:span></text:p>
      <text:p text:style-name="P1"><text:span text:style-name="T1">нач</text:span></text:p>
      <text:p text:style-name="P2"><text:span text:style-name="T4">. bn:= b1*(exp(</text:span><text:span text:style-name="T5">ln(q)*(n-1)</text:span><text:span text:style-name="T4">));</text:span></text:p>
      <text:p text:style-name="P3"><text:span text:style-name="T4">к</text:span><text:span text:style-name="T3">он</text:span></text:p>
      <text:p text:style-name="P2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man" svg:font-family="'Times new Rom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6" meta:word-count="19" meta:character-count="97" meta:non-whitespace-character-count="77"/>
  </office:meta>
</office:document-meta>
</file>